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4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run the demo of serpint, follow these instructions.... </text:p>
      <text:p text:style-name="Standard"/>
      <text:p text:style-name="Standard">You Will Need....</text:p>
      <text:p text:style-name="Standard"/>
      <text:list xml:id="list905603946769604484" text:style-name="L1">
        <text:list-item>
          <text:p text:style-name="P1">A Raspberry Pi</text:p>
        </text:list-item>
        <text:list-item>
          <text:p text:style-name="P1">A way to check GPIO voltages [OPTIONAL, but you wont know if its working]</text:p>
        </text:list-item>
        <text:list-item>
          <text:p text:style-name="P1">A way to talk to your raspberry pi (screen, keyboard)</text:p>
        </text:list-item>
        <text:list-item>
          <text:p text:style-name="P1">Serpint (Download from github.com/602p/serpint)</text:p>
        </text:list-item>
      </text:list>
      <text:p text:style-name="Standard"/>
      <text:p text:style-name="Standard"><text:tab/>For Part 2 Extension [OPTIONAL]</text:p>
      <text:p text:style-name="Standard"/>
      <text:list xml:id="list3782159623099543961" text:style-name="L2">
        <text:list-item>
          <text:p text:style-name="P2">Another computer (linux)</text:p>
        </text:list-item>
        <text:list-item>
          <text:p text:style-name="P2">A connection between them, on the same network</text:p>
        </text:list-item>
        <text:list-item>
          <text:p text:style-name="P2">Serpint on the other computer</text:p>
        </text:list-item>
      </text:list>
      <text:p text:style-name="Standard"/>
      <text:p text:style-name="Standard"><text:tab/><text:tab/><text:tab/><text:tab/>PART 1</text:p>
      <text:p text:style-name="Standard"><text:tab/><text:tab/><text:tab/><text:tab/>This tests the GPIO control functionality of serpint</text:p>
      <text:p text:style-name="Standard"/>
      <text:list xml:id="list4724876143534185375" text:style-name="L3">
        <text:list-item>
          <text:p text:style-name="P3">On your raspberry pi.... Cd to the bin directory of the serpint folder</text:p>
        </text:list-item>
        <text:list-item>
          <text:p text:style-name="P3">Run <text:span text:style-name="T1">./serpint gpiotoserial ttyS44 4444</text:span></text:p>
        </text:list-item>
        <text:list-item>
          <text:p text:style-name="P3">Open a new tab/tty and run <text:span text:style-name="T1">./serpint monitor</text:span></text:p>
        </text:list-item>
        <text:list-item>
          <text:p text:style-name="P3"><text:span text:style-name="T2">In the monitor, enter your serial port as </text:span><text:span text:style-name="T1">/dev/ttyS44</text:span></text:p>
        </text:list-item>
        <text:list-item>
          <text:p text:style-name="P3"><text:span text:style-name="T2">Attach a voltimeter/light to gpio pins 4 [</text:span><text:a xlink:type="simple" xlink:href="http://elinux.org/images/2/2a/GPIOs.png"><text:span text:style-name="T2">http://elinux.org/images/2/2a/GPIOs.png</text:span></text:a><text:span text:style-name="T2">] [OPTIONAL]</text:span></text:p>
        </text:list-item>
        <text:list-item>
          <text:p text:style-name="P3"><text:span text:style-name="T2">Press space in the monitor to toggle the power to pin 4</text:span></text:p>
        </text:list-item>
        <text:list-item>
          <text:p text:style-name="P3"><text:span text:style-name="T2">When done, press </text:span><text:span text:style-name="T1">q</text:span><text:span text:style-name="T2"> to quit the monitor</text:span></text:p>
        </text:list-item>
        <text:list-item>
          <text:p text:style-name="P3"><text:span text:style-name="T2">Run </text:span><text:span text:style-name="T1">./serpint cleanup</text:span></text:p>
        </text:list-item>
      </text:list>
      <text:p text:style-name="Standard"><text:span text:style-name="T2"/></text:p>
      <text:p text:style-name="Standard"><text:span text:style-name="T2"><text:tab/><text:tab/><text:tab/><text:tab/>PART 2 [OPTIONAL]</text:span></text:p>
      <text:p text:style-name="Standard"><text:span text:style-name="T2"><text:tab/><text:tab/><text:tab/><text:tab/>This tests the networking functionality of serpint</text:span></text:p>
      <text:p text:style-name="Standard"><text:span text:style-name="T2"/></text:p>
      <text:list xml:id="list1499583188553430171" text:style-name="L4">
        <text:list-item>
          <text:p text:style-name="P4"><text:span text:style-name="T2">Do steps 1&amp;2 of PART 1</text:span></text:p>
        </text:list-item>
        <text:list-item>
          <text:p text:style-name="P4"><text:span text:style-name="T2">Run </text:span><text:span text:style-name="T1">./serpint serialtosock ttyS44 4445</text:span></text:p>
        </text:list-item>
        <text:list-item>
          <text:p text:style-name="P4"><text:span text:style-name="T2">Make note of your raspberry pi's IP address (you can find this out by doing </text:span><text:span text:style-name="T1">sudo ifconfig|grep “inet addr” </text:span><text:span text:style-name="T2">(you’ll want the top one))</text:span></text:p>
        </text:list-item>
        <text:list-item>
          <text:p text:style-name="P4"><text:span text:style-name="T2">On another (linux) computer, download serpint</text:span></text:p>
        </text:list-item>
        <text:list-item>
          <text:p text:style-name="P4"><text:span text:style-name="T2">Cd to the bin folder and run </text:span><text:span text:style-name="T1">./serpint socktoserial ttyS44 </text:span><text:span text:style-name="T2">[here you type in your raspberry pi's IP address] </text:span><text:span text:style-name="T1">4445</text:span></text:p>
        </text:list-item>
        <text:list-item>
          <text:p text:style-name="P5">Do steps 3-7, but on the second computer</text:p>
        </text:list-item>
        <text:list-item>
          <text:p text:style-name="P5">Run <text:span text:style-name="T1">./serpint cleanup</text:span> on bolt machi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Goessling</meta:initial-creator>
    <meta:creation-date>2012-05-23T17:00:26</meta:creation-date>
    <dc:date>2012-08-30T11:01:51.44</dc:date>
    <meta:editing-duration>PT22M22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1" meta:paragraph-count="29" meta:word-count="248" meta:character-count="1419"/>
  </office:meta>
</office:document-meta>
</file>